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0.625in" style:rel-column-width="5914*"/>
    </style:style>
    <style:style style:name="Table1.C" style:family="table-column">
      <style:table-column-properties style:column-width="3.191in" style:rel-column-width="30197*"/>
    </style:style>
    <style:style style:name="Table1.D" style:family="table-column">
      <style:table-column-properties style:column-width="0.9215in" style:rel-column-width="8723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875in" style:rel-column-width="20701*"/>
    </style:style>
    <style:style style:name="Table2.B" style:family="table-column">
      <style:table-column-properties style:column-width="0.625in" style:rel-column-width="5914*"/>
    </style:style>
    <style:style style:name="Table2.C" style:family="table-column">
      <style:table-column-properties style:column-width="3.191in" style:rel-column-width="30197*"/>
    </style:style>
    <style:style style:name="Table2.D" style:family="table-column">
      <style:table-column-properties style:column-width="0.9215in" style:rel-column-width="8723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1875in" style:rel-column-width="20701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3.191in" style:rel-column-width="30197*"/>
    </style:style>
    <style:style style:name="Table3.D" style:family="table-column">
      <style:table-column-properties style:column-width="0.9215in" style:rel-column-width="8723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text-properties officeooo:rsid="0010d477" officeooo:paragraph-rsid="0010d477"/>
    </style:style>
    <style:style style:name="P2" style:family="paragraph" style:parent-style-name="Standard">
      <style:text-properties officeooo:rsid="0010d477" officeooo:paragraph-rsid="00113bae"/>
    </style:style>
    <style:style style:name="P3" style:family="paragraph" style:parent-style-name="Standard">
      <style:text-properties officeooo:rsid="0010d477" officeooo:paragraph-rsid="0026b334"/>
    </style:style>
    <style:style style:name="P4" style:family="paragraph" style:parent-style-name="Standard">
      <style:text-properties officeooo:rsid="00113bae" officeooo:paragraph-rsid="0014e91a"/>
    </style:style>
    <style:style style:name="P5" style:family="paragraph" style:parent-style-name="Standard">
      <style:text-properties officeooo:rsid="00113bae" officeooo:paragraph-rsid="0034d8ec"/>
    </style:style>
    <style:style style:name="P6" style:family="paragraph" style:parent-style-name="Standard">
      <style:text-properties officeooo:rsid="0013b6ef" officeooo:paragraph-rsid="0013b6ef"/>
    </style:style>
    <style:style style:name="P7" style:family="paragraph" style:parent-style-name="Standard">
      <style:text-properties officeooo:rsid="0013b6ef" officeooo:paragraph-rsid="0034d8ec"/>
    </style:style>
    <style:style style:name="P8" style:family="paragraph" style:parent-style-name="Standard">
      <style:text-properties officeooo:rsid="0014e91a" officeooo:paragraph-rsid="0014e91a"/>
    </style:style>
    <style:style style:name="P9" style:family="paragraph" style:parent-style-name="Standard">
      <style:text-properties officeooo:rsid="0014e91a" officeooo:paragraph-rsid="00220c63"/>
    </style:style>
    <style:style style:name="P10" style:family="paragraph" style:parent-style-name="Standard">
      <style:text-properties officeooo:rsid="0014e91a" officeooo:paragraph-rsid="0034d8ec"/>
    </style:style>
    <style:style style:name="P11" style:family="paragraph" style:parent-style-name="Standard">
      <style:text-properties officeooo:paragraph-rsid="0014e91a"/>
    </style:style>
    <style:style style:name="P12" style:family="paragraph" style:parent-style-name="Standard">
      <style:text-properties officeooo:rsid="0015bd77" officeooo:paragraph-rsid="0015bd77"/>
    </style:style>
    <style:style style:name="P13" style:family="paragraph" style:parent-style-name="Standard">
      <style:text-properties officeooo:rsid="0016c671" officeooo:paragraph-rsid="0016c671"/>
    </style:style>
    <style:style style:name="P14" style:family="paragraph" style:parent-style-name="Standard">
      <style:text-properties officeooo:rsid="001826c0" officeooo:paragraph-rsid="001826c0"/>
    </style:style>
    <style:style style:name="P15" style:family="paragraph" style:parent-style-name="Standard">
      <style:text-properties officeooo:rsid="0019d75f" officeooo:paragraph-rsid="0019d75f"/>
    </style:style>
    <style:style style:name="P16" style:family="paragraph" style:parent-style-name="Standard">
      <style:text-properties officeooo:rsid="0019d75f" officeooo:paragraph-rsid="0034d8ec"/>
    </style:style>
    <style:style style:name="P17" style:family="paragraph" style:parent-style-name="Standard">
      <style:text-properties officeooo:rsid="001bd44f" officeooo:paragraph-rsid="001bd44f"/>
    </style:style>
    <style:style style:name="P18" style:family="paragraph" style:parent-style-name="Standard">
      <style:text-properties officeooo:rsid="001cbb8f" officeooo:paragraph-rsid="001cbb8f"/>
    </style:style>
    <style:style style:name="P19" style:family="paragraph" style:parent-style-name="Standard">
      <style:text-properties officeooo:paragraph-rsid="001cbb8f"/>
    </style:style>
    <style:style style:name="P20" style:family="paragraph" style:parent-style-name="Standard">
      <style:text-properties officeooo:rsid="001eaa64" officeooo:paragraph-rsid="001eaa64"/>
    </style:style>
    <style:style style:name="P21" style:family="paragraph" style:parent-style-name="Standard">
      <style:text-properties officeooo:rsid="0020122f" officeooo:paragraph-rsid="0020122f"/>
    </style:style>
    <style:style style:name="P22" style:family="paragraph" style:parent-style-name="Standard">
      <style:text-properties officeooo:rsid="002195ce" officeooo:paragraph-rsid="002195ce"/>
    </style:style>
    <style:style style:name="P23" style:family="paragraph" style:parent-style-name="Standard">
      <style:text-properties officeooo:rsid="00220c63" officeooo:paragraph-rsid="00220c63"/>
    </style:style>
    <style:style style:name="P24" style:family="paragraph" style:parent-style-name="Standard">
      <style:text-properties officeooo:rsid="0026b334" officeooo:paragraph-rsid="0026b334"/>
    </style:style>
    <style:style style:name="P25" style:family="paragraph" style:parent-style-name="Standard">
      <style:text-properties officeooo:rsid="0026b334" officeooo:paragraph-rsid="002882b6"/>
    </style:style>
    <style:style style:name="P26" style:family="paragraph" style:parent-style-name="Standard">
      <style:text-properties officeooo:paragraph-rsid="00284ff5"/>
    </style:style>
    <style:style style:name="P27" style:family="paragraph" style:parent-style-name="Standard">
      <style:text-properties officeooo:rsid="002882b6" officeooo:paragraph-rsid="002882b6"/>
    </style:style>
    <style:style style:name="P28" style:family="paragraph" style:parent-style-name="Standard">
      <style:text-properties officeooo:paragraph-rsid="002882b6"/>
    </style:style>
    <style:style style:name="P29" style:family="paragraph" style:parent-style-name="Standard">
      <style:text-properties officeooo:rsid="002afcc9" officeooo:paragraph-rsid="002afcc9"/>
    </style:style>
    <style:style style:name="P30" style:family="paragraph" style:parent-style-name="Standard">
      <style:text-properties officeooo:rsid="002c61e9" officeooo:paragraph-rsid="002c61e9"/>
    </style:style>
    <style:style style:name="P31" style:family="paragraph" style:parent-style-name="Standard">
      <style:text-properties officeooo:rsid="002ccea2" officeooo:paragraph-rsid="002ccea2"/>
    </style:style>
    <style:style style:name="P32" style:family="paragraph" style:parent-style-name="Standard">
      <style:text-properties officeooo:rsid="0031536f" officeooo:paragraph-rsid="0031536f"/>
    </style:style>
    <style:style style:name="P33" style:family="paragraph" style:parent-style-name="Standard">
      <style:text-properties officeooo:rsid="0031536f" officeooo:paragraph-rsid="0032e2a7"/>
    </style:style>
    <style:style style:name="P34" style:family="paragraph" style:parent-style-name="Standard">
      <style:text-properties officeooo:rsid="0032e2a7" officeooo:paragraph-rsid="0032e2a7"/>
    </style:style>
    <style:style style:name="P35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rsid="0014e91a" officeooo:paragraph-rsid="0014e91a" style:font-weight-asian="bold" style:font-weight-complex="bold"/>
    </style:style>
    <style:style style:name="P36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rsid="0014e91a" officeooo:paragraph-rsid="0034d8ec" style:font-weight-asian="bold" style:font-weight-complex="bold"/>
    </style:style>
    <style:style style:name="P37" style:family="paragraph" style:parent-style-name="Standard">
      <style:text-properties officeooo:rsid="00336290" officeooo:paragraph-rsid="00336290"/>
    </style:style>
    <style:style style:name="P38" style:family="paragraph" style:parent-style-name="Standard">
      <style:text-properties officeooo:rsid="0034d8ec" officeooo:paragraph-rsid="0034d8ec"/>
    </style:style>
    <style:style style:name="P39" style:family="paragraph" style:parent-style-name="Standard">
      <style:text-properties officeooo:paragraph-rsid="0034d8ec"/>
    </style:style>
    <style:style style:name="P40" style:family="paragraph" style:parent-style-name="Standard">
      <style:text-properties officeooo:rsid="00373520" officeooo:paragraph-rsid="00373520"/>
    </style:style>
    <style:style style:name="P41" style:family="paragraph" style:parent-style-name="Standard">
      <style:text-properties officeooo:paragraph-rsid="00373520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officeooo:paragraph-rsid="0010d477"/>
    </style:style>
    <style:style style:name="P43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rsid="0013b6ef" officeooo:paragraph-rsid="0013b6ef" style:font-weight-asian="bold" style:font-weight-complex="bold"/>
    </style:style>
    <style:style style:name="P44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rsid="0013b6ef" officeooo:paragraph-rsid="00220c63" style:font-weight-asian="bold" style:font-weight-complex="bold"/>
    </style:style>
    <style:style style:name="P45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rsid="0013b6ef" officeooo:paragraph-rsid="0034d8ec" style:font-weight-asian="bold" style:font-weight-complex="bold"/>
    </style:style>
    <style:style style:name="P46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rsid="0014e91a" officeooo:paragraph-rsid="00220c63" style:font-weight-asian="bold" style:font-weight-complex="bold"/>
    </style:style>
    <style:style style:name="P47" style:family="paragraph" style:parent-style-name="Standard">
      <style:text-properties officeooo:rsid="0014e91a" officeooo:paragraph-rsid="0014e91a"/>
    </style:style>
    <style:style style:name="P48" style:family="paragraph" style:parent-style-name="Standard">
      <style:text-properties officeooo:rsid="0014e91a" officeooo:paragraph-rsid="00220c63"/>
    </style:style>
    <style:style style:name="P49" style:family="paragraph" style:parent-style-name="Standard">
      <style:text-properties officeooo:rsid="00220c63" officeooo:paragraph-rsid="00220c63"/>
    </style:style>
    <style:style style:name="P50" style:family="paragraph" style:parent-style-name="Standard">
      <style:text-properties officeooo:rsid="0013b6ef" officeooo:paragraph-rsid="0013b6ef"/>
    </style:style>
    <style:style style:name="P51" style:family="paragraph" style:parent-style-name="Standard">
      <style:text-properties officeooo:rsid="0013b6ef" officeooo:paragraph-rsid="00220c63"/>
    </style:style>
    <style:style style:name="P52" style:family="paragraph" style:parent-style-name="Standard">
      <style:text-properties officeooo:rsid="003de437" officeooo:paragraph-rsid="003de437"/>
    </style:style>
    <style:style style:name="P53" style:family="paragraph" style:parent-style-name="Standard">
      <style:text-properties officeooo:rsid="003c8acb" officeooo:paragraph-rsid="003c8acb"/>
    </style:style>
    <style:style style:name="P54" style:family="paragraph" style:parent-style-name="Standard">
      <style:paragraph-properties fo:text-align="end" style:justify-single-word="false"/>
      <style:text-properties officeooo:rsid="003c8acb" officeooo:paragraph-rsid="003c8acb"/>
    </style:style>
    <style:style style:name="P55" style:family="paragraph" style:parent-style-name="Standard">
      <style:paragraph-properties fo:text-align="end" style:justify-single-word="false"/>
      <style:text-properties officeooo:rsid="003c8acb" officeooo:paragraph-rsid="00442cc7"/>
    </style:style>
    <style:style style:name="P56" style:family="paragraph" style:parent-style-name="Standard">
      <style:text-properties officeooo:rsid="002e8493" officeooo:paragraph-rsid="002e8493"/>
    </style:style>
    <style:style style:name="P57" style:family="paragraph" style:parent-style-name="Standard">
      <style:text-properties officeooo:rsid="002e166b" officeooo:paragraph-rsid="002e166b"/>
    </style:style>
    <style:style style:name="P58" style:family="paragraph" style:parent-style-name="Standard">
      <style:text-properties officeooo:rsid="002fba8b" officeooo:paragraph-rsid="002fba8b"/>
    </style:style>
    <style:style style:name="P59" style:family="paragraph" style:parent-style-name="Standard">
      <style:text-properties officeooo:rsid="0023e9e0" officeooo:paragraph-rsid="0023e9e0"/>
    </style:style>
    <style:style style:name="P60" style:family="paragraph" style:parent-style-name="Standard">
      <style:text-properties officeooo:rsid="0023e9e0" officeooo:paragraph-rsid="00400cd2"/>
    </style:style>
    <style:style style:name="P61" style:family="paragraph" style:parent-style-name="Standard">
      <style:text-properties officeooo:paragraph-rsid="00220c63"/>
    </style:style>
    <style:style style:name="P62" style:family="paragraph" style:parent-style-name="Standard">
      <style:text-properties officeooo:rsid="0026e856" officeooo:paragraph-rsid="0026e856"/>
    </style:style>
    <style:style style:name="P63" style:family="paragraph" style:parent-style-name="Standard">
      <style:text-properties officeooo:rsid="0026e856" officeooo:paragraph-rsid="00400cd2"/>
    </style:style>
    <style:style style:name="P64" style:family="paragraph" style:parent-style-name="Standard">
      <style:text-properties officeooo:rsid="0026e856" officeooo:paragraph-rsid="00546fb6"/>
    </style:style>
    <style:style style:name="P65" style:family="paragraph" style:parent-style-name="Standard">
      <style:text-properties officeooo:rsid="0026e856" officeooo:paragraph-rsid="0055b1f4"/>
    </style:style>
    <style:style style:name="P66" style:family="paragraph" style:parent-style-name="Standard">
      <style:text-properties officeooo:rsid="0026e856" officeooo:paragraph-rsid="0056ce81"/>
    </style:style>
    <style:style style:name="P67" style:family="paragraph" style:parent-style-name="Standard">
      <style:text-properties officeooo:rsid="0026e856" officeooo:paragraph-rsid="0057e737"/>
    </style:style>
    <style:style style:name="P6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00cd2" officeooo:paragraph-rsid="00400cd2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400cd2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2a2b2" officeooo:paragraph-rsid="0052a2b2" style:font-weight-asian="bold" style:font-weight-complex="bold"/>
    </style:style>
    <style:style style:name="P71" style:family="paragraph" style:parent-style-name="Standard">
      <style:text-properties officeooo:paragraph-rsid="00400cd2"/>
    </style:style>
    <style:style style:name="P72" style:family="paragraph" style:parent-style-name="Standard">
      <style:paragraph-properties fo:text-align="end" style:justify-single-word="false"/>
      <style:text-properties officeooo:rsid="001826c0" officeooo:paragraph-rsid="001826c0"/>
    </style:style>
    <style:style style:name="P73" style:family="paragraph" style:parent-style-name="Standard">
      <style:paragraph-properties fo:text-align="end" style:justify-single-word="false"/>
      <style:text-properties officeooo:rsid="001cbb8f" officeooo:paragraph-rsid="001cbb8f"/>
    </style:style>
    <style:style style:name="P74" style:family="paragraph" style:parent-style-name="Standard">
      <style:paragraph-properties fo:text-align="end" style:justify-single-word="false"/>
      <style:text-properties officeooo:rsid="002ccea2" officeooo:paragraph-rsid="002ccea2"/>
    </style:style>
    <style:style style:name="P75" style:family="paragraph" style:parent-style-name="Standard">
      <style:paragraph-properties fo:text-align="end" style:justify-single-word="false"/>
      <style:text-properties officeooo:rsid="001eaa64" officeooo:paragraph-rsid="001eaa64"/>
    </style:style>
    <style:style style:name="P76" style:family="paragraph" style:parent-style-name="Standard">
      <style:paragraph-properties fo:text-align="end" style:justify-single-word="false"/>
      <style:text-properties officeooo:rsid="0019d75f" officeooo:paragraph-rsid="0019d75f"/>
    </style:style>
    <style:style style:name="P77" style:family="paragraph" style:parent-style-name="Standard">
      <style:text-properties officeooo:rsid="0019d75f" officeooo:paragraph-rsid="0019d75f"/>
    </style:style>
    <style:style style:name="P78" style:family="paragraph" style:parent-style-name="Standard">
      <style:paragraph-properties fo:text-align="end" style:justify-single-word="false"/>
      <style:text-properties officeooo:rsid="0032e2a7" officeooo:paragraph-rsid="0032e2a7"/>
    </style:style>
    <style:style style:name="P79" style:family="paragraph" style:parent-style-name="Standard">
      <style:paragraph-properties fo:text-align="end" style:justify-single-word="false"/>
      <style:text-properties officeooo:rsid="001bd44f" officeooo:paragraph-rsid="001bd44f"/>
    </style:style>
    <style:style style:name="P80" style:family="paragraph" style:parent-style-name="Standard">
      <style:text-properties officeooo:rsid="002c61e9" officeooo:paragraph-rsid="002c61e9"/>
    </style:style>
    <style:style style:name="P81" style:family="paragraph" style:parent-style-name="Standard">
      <style:paragraph-properties fo:text-align="end" style:justify-single-word="false"/>
      <style:text-properties officeooo:rsid="0020122f" officeooo:paragraph-rsid="0020122f"/>
    </style:style>
    <style:style style:name="P82" style:family="paragraph" style:parent-style-name="Standard">
      <style:text-properties officeooo:rsid="0020122f" officeooo:paragraph-rsid="0050cb7c"/>
    </style:style>
    <style:style style:name="P83" style:family="paragraph" style:parent-style-name="Standard">
      <style:paragraph-properties fo:text-align="end" style:justify-single-word="false"/>
      <style:text-properties officeooo:rsid="00373520" officeooo:paragraph-rsid="00373520"/>
    </style:style>
    <style:style style:name="P84" style:family="paragraph" style:parent-style-name="Standard">
      <style:text-properties officeooo:paragraph-rsid="004c4716"/>
    </style:style>
    <style:style style:name="P85" style:family="paragraph" style:parent-style-name="Standard">
      <style:text-properties officeooo:rsid="004d8454" officeooo:paragraph-rsid="004d8454"/>
    </style:style>
    <style:style style:name="P86" style:family="paragraph" style:parent-style-name="Standard">
      <style:text-properties officeooo:paragraph-rsid="004d8454"/>
    </style:style>
    <style:style style:name="P87" style:family="paragraph" style:parent-style-name="Standard">
      <style:paragraph-properties fo:text-align="end" style:justify-single-word="false"/>
      <style:text-properties officeooo:rsid="004ee1b3" officeooo:paragraph-rsid="004ee1b3"/>
    </style:style>
    <style:style style:name="P88" style:family="paragraph" style:parent-style-name="Standard">
      <style:text-properties officeooo:paragraph-rsid="004ee1b3"/>
    </style:style>
    <style:style style:name="P89" style:family="paragraph" style:parent-style-name="Standard">
      <style:text-properties officeooo:paragraph-rsid="00373520" fo:background-color="#ffff99"/>
    </style:style>
    <style:style style:name="P90" style:family="paragraph" style:parent-style-name="Standard">
      <style:text-properties officeooo:rsid="0013b6ef" officeooo:paragraph-rsid="0013b6ef" fo:background-color="#ffff99"/>
    </style:style>
    <style:style style:name="P91" style:family="paragraph" style:parent-style-name="Standard">
      <style:text-properties officeooo:paragraph-rsid="0050cb7c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fo:font-size="10pt" fo:font-style="italic" officeooo:rsid="004d8454" officeooo:paragraph-rsid="004d8454" style:font-size-asian="10pt" style:font-style-asian="italic" style:font-size-complex="10pt" style:font-style-complex="italic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1" officeooo:paragraph-rsid="00437abd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1" officeooo:paragraph-rsid="00442cc7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1" officeooo:paragraph-rsid="004c2a10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1" officeooo:paragraph-rsid="0056ce81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400cd2" officeooo:paragraph-rsid="00400cd2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473151" officeooo:paragraph-rsid="00473151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1" officeooo:rsid="0056ce81" officeooo:paragraph-rsid="0056ce81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1" officeooo:rsid="0057e737" officeooo:paragraph-rsid="0057e737"/>
    </style:style>
    <style:style style:name="P102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0d477"/>
    </style:style>
    <style:style style:name="T2" style:family="text">
      <style:text-properties officeooo:rsid="00113bae"/>
    </style:style>
    <style:style style:name="T3" style:family="text">
      <style:text-properties officeooo:rsid="0014e91a"/>
    </style:style>
    <style:style style:name="T4" style:family="text">
      <style:text-properties officeooo:rsid="0015bd77"/>
    </style:style>
    <style:style style:name="T5" style:family="text">
      <style:text-properties officeooo:rsid="001cbb8f"/>
    </style:style>
    <style:style style:name="T6" style:family="text">
      <style:text-properties officeooo:rsid="001ce584"/>
    </style:style>
    <style:style style:name="T7" style:family="text">
      <style:text-properties officeooo:rsid="0026b334"/>
    </style:style>
    <style:style style:name="T8" style:family="text">
      <style:text-properties officeooo:rsid="0026e856"/>
    </style:style>
    <style:style style:name="T9" style:family="text">
      <style:text-properties officeooo:rsid="002882b6"/>
    </style:style>
    <style:style style:name="T10" style:family="text">
      <style:text-properties officeooo:rsid="002a72f6"/>
    </style:style>
    <style:style style:name="T11" style:family="text">
      <style:text-properties officeooo:rsid="002afcc9"/>
    </style:style>
    <style:style style:name="T12" style:family="text">
      <style:text-properties officeooo:rsid="002c61e9"/>
    </style:style>
    <style:style style:name="T13" style:family="text">
      <style:text-properties officeooo:rsid="002e166b"/>
    </style:style>
    <style:style style:name="T14" style:family="text">
      <style:text-properties officeooo:rsid="0032e2a7"/>
    </style:style>
    <style:style style:name="T15" style:family="text">
      <style:text-properties officeooo:rsid="00336290"/>
    </style:style>
    <style:style style:name="T16" style:family="text">
      <style:text-properties officeooo:rsid="00373520"/>
    </style:style>
    <style:style style:name="T17" style:family="text">
      <style:text-properties style:font-name="Latin Modern Mono"/>
    </style:style>
    <style:style style:name="T18" style:family="text">
      <style:text-properties officeooo:rsid="0038834a"/>
    </style:style>
    <style:style style:name="T19" style:family="text">
      <style:text-properties officeooo:rsid="0039a34a"/>
    </style:style>
    <style:style style:name="T20" style:family="text">
      <style:text-properties officeooo:rsid="003b7498"/>
    </style:style>
    <style:style style:name="T21" style:family="text">
      <style:text-properties officeooo:rsid="003b84f0"/>
    </style:style>
    <style:style style:name="T22" style:family="text">
      <style:text-properties officeooo:rsid="003f0dbc"/>
    </style:style>
    <style:style style:name="T23" style:family="text">
      <style:text-properties officeooo:rsid="00400cd2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41d46e"/>
    </style:style>
    <style:style style:name="T26" style:family="text">
      <style:text-properties style:font-name="Liberation Serif1" officeooo:rsid="004b4300"/>
    </style:style>
    <style:style style:name="T27" style:family="text">
      <style:text-properties style:font-name="Liberation Serif1" officeooo:rsid="004c2a10"/>
    </style:style>
    <style:style style:name="T28" style:family="text">
      <style:text-properties officeooo:rsid="00437abd"/>
    </style:style>
    <style:style style:name="T29" style:family="text">
      <style:text-properties officeooo:rsid="00437abd" fo:background-color="#00ccff" loext:char-shading-value="0"/>
    </style:style>
    <style:style style:name="T30" style:family="text">
      <style:text-properties officeooo:rsid="004b4300"/>
    </style:style>
    <style:style style:name="T31" style:family="text">
      <style:text-properties officeooo:rsid="004c4716"/>
    </style:style>
    <style:style style:name="T32" style:family="text">
      <style:text-properties officeooo:rsid="004c4ff0"/>
    </style:style>
    <style:style style:name="T33" style:family="text">
      <style:text-properties officeooo:rsid="004d8454"/>
    </style:style>
    <style:style style:name="T34" style:family="text">
      <style:text-properties officeooo:rsid="004ee1b3"/>
    </style:style>
    <style:style style:name="T35" style:family="text">
      <style:text-properties officeooo:rsid="00504990"/>
    </style:style>
    <style:style style:name="T36" style:family="text">
      <style:text-properties officeooo:rsid="0041d46e" fo:background-color="#ffff99" loext:char-shading-value="0"/>
    </style:style>
    <style:style style:name="T37" style:family="text">
      <style:text-properties officeooo:rsid="0050c2c9" fo:background-color="#ffff99" loext:char-shading-value="0"/>
    </style:style>
    <style:style style:name="T38" style:family="text">
      <style:text-properties fo:background-color="#ffff99" loext:char-shading-value="0"/>
    </style:style>
    <style:style style:name="T39" style:family="text">
      <style:text-properties officeooo:rsid="0050cb7c"/>
    </style:style>
    <style:style style:name="T40" style:family="text">
      <style:text-properties officeooo:rsid="005133e8"/>
    </style:style>
    <style:style style:name="T41" style:family="text">
      <style:text-properties officeooo:rsid="0020122f"/>
    </style:style>
    <style:style style:name="T42" style:family="text">
      <style:text-properties officeooo:rsid="0056ce81"/>
    </style:style>
    <style:style style:name="T43" style:family="text">
      <style:text-properties officeooo:rsid="0057f4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nary Scintillation Exchange Format (BiScEF)</text:p>
      <text:p text:style-name="P1"/>
      <text:h text:style-name="Heading_20_1" text:outline-level="1">File format: NetCDF4 / HDF5</text:h>
      <text:p text:style-name="P2">(File is both a valid <text:s/>NetCDF4 file and a valid HDF5 file)</text:p>
      <text:p text:style-name="P1"><text:span text:style-name="T15">See e.g.: </text:span><text:a xlink:type="simple" xlink:href="https://docs.unidata.ucar.edu/netcdf-c/current/interoperability_hdf5.html" text:style-name="Internet_20_link" text:visited-style-name="Visited_20_Internet_20_Link">https://docs.unidata.ucar.edu/netcdf-c/current/interoperability_hdf5.html</text:a><text:span text:style-name="T15"> </text:span></text:p>
      <text:p text:style-name="P42"><text:span text:style-name="T1">"</text:span>Assuming a HDF5 file is written in accordance with the netCDF-4 rules (i.e. no strange types, no looping groups), and assuming that <text:span text:style-name="Emphasis">every</text:span> dataset has a dimension scale attached to each dimension, the netCDF-4 API can be used to read and edit the file, quite easily.<text:span text:style-name="T1">"</text:span></text:p>
      <text:p text:style-name="P1"/>
      <text:p text:style-name="P1"/>
      <text:h text:style-name="Heading_20_1" text:outline-level="1">File naming convention<text:span text:style-name="T2">:</text:span></text:h>
      <text:p text:style-name="P26"><text:span text:style-name="T7">[CountryCode][ReceiverCode][yyyy][mm][dd].nc</text:span><text:span text:style-name="T10"><text:tab/><text:tab/>(daily files)</text:span></text:p>
      <text:p text:style-name="P27"><text:span text:style-name="T7">[CountryCode][ReceiverCode][yyyy][mm][dd]</text:span>_[hh]<text:span text:style-name="T7">.nc</text:span><text:span text:style-name="T10"><text:tab/>(hourly files)</text:span></text:p>
      <text:p text:style-name="P28"><text:span text:style-name="T7">[CountryCode][ReceiverCode][yyyy][mm][dd]</text:span><text:span text:style-name="T9">_[</text:span><text:span text:style-name="T11">serialnumber</text:span><text:span text:style-name="T9">]</text:span><text:span text:style-name="T7">.nc</text:span><text:span text:style-name="T9"> (to be improved...)</text:span></text:p>
      <text:p text:style-name="P25"/>
      <text:p text:style-name="P24">[ReceiverCode] = 4-character identifier</text:p>
      <text:p text:style-name="P24">[CountryCode] = <text:span text:style-name="T4">ISO 3166-1 alpha-3</text:span></text:p>
      <text:p text:style-name="P24">[yyyy] = year, 4 digits</text:p>
      <text:p text:style-name="P24">[mm] = month, 2 digits</text:p>
      <text:p text:style-name="P24">[dd] = day, 2 digits</text:p>
      <text:p text:style-name="P27">[hh] = hour, 2 digits</text:p>
      <text:p text:style-name="P29">[serialnumber] = text text...<text:span text:style-name="T12"> (event number?)</text:span></text:p>
      <text:p text:style-name="P3"/>
      <text:p text:style-name="P1"/>
      <text:p text:style-name="P22"/>
      <text:h text:style-name="Heading_20_1" text:outline-level="1">File contents:</text:h>
      <text:p text:style-name="P22">Each file contains data from 1 receiver.</text:p>
      <text:p text:style-name="P22">The time period contained within is recommended to be 1 day or less, but the format allows for more.</text:p>
      <text:p text:style-name="P22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Metadata:</text:h>
      <text:p text:style-name="P8"><text:span text:style-name="T15">Attributes a</text:span>t root level<text:span text:style-name="T15"> in the file</text:span>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36356178816">
          <table:table-cell table:style-name="Table1.A1" office:value-type="string">
            <text:p text:style-name="P43">Name</text:p>
          </table:table-cell>
          <table:table-cell table:style-name="Table1.A1" office:value-type="string">
            <text:p text:style-name="P35">Type</text:p>
          </table:table-cell>
          <table:table-cell table:style-name="Table1.A1" office:value-type="string">
            <text:p text:style-name="P43">Description</text:p>
          </table:table-cell>
          <table:table-cell table:style-name="Table1.A1" office:value-type="string">
            <text:p text:style-name="P43">Mandatory?</text:p>
          </table:table-cell>
        </table:table-row>
        <table:table-row table:style-name="TableLine94336430353280">
          <table:table-cell table:style-name="Table1.A1" office:value-type="string">
            <text:p text:style-name="P52">BiScEFVersion</text:p>
          </table:table-cell>
          <table:table-cell table:style-name="Table1.A1" office:value-type="string">
            <text:p text:style-name="P52">String</text:p>
          </table:table-cell>
          <table:table-cell table:style-name="Table1.A1" office:value-type="string">
            <text:p text:style-name="P52">The version of the format used in this file.</text:p>
            <text:p text:style-name="P52"><text:span text:style-name="T22">Consists of a s</text:span>tring of the form "1.0", where the first number is the major version and the second number is the minor version.</text:p>
            <text:p text:style-name="P52">Files of the same major version are backwards compatible.</text:p>
          </table:table-cell>
          <table:table-cell table:style-name="Table1.A1" office:value-type="string">
            <text:p text:style-name="P52">Yes</text:p>
          </table:table-cell>
        </table:table-row>
        <table:table-row table:style-name="TableLine9433643035328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4336430353280">
          <table:table-cell table:style-name="Table1.A1" table:number-columns-spanned="4" office:value-type="string">
            <text:p text:style-name="P70">Hardware information</text:p>
          </table:table-cell>
          <table:covered-table-cell/>
          <table:covered-table-cell/>
          <table:covered-table-cell/>
        </table:table-row>
        <table:table-row table:style-name="TableLine94336430353280">
          <table:table-cell table:style-name="Table1.A1" office:value-type="string">
            <text:p text:style-name="P6">ReceiverType</text:p>
          </table:table-cell>
          <table:table-cell table:style-name="Table1.A1" office:value-type="string">
            <text:p text:style-name="P8">String</text:p>
          </table:table-cell>
          <table:table-cell table:style-name="Table1.A1" office:value-type="string">
            <text:p text:style-name="P6">Model name of receiver</text:p>
          </table:table-cell>
          <table:table-cell table:style-name="Table1.A1" office:value-type="string">
            <text:p text:style-name="P6">Yes</text:p>
          </table:table-cell>
        </table:table-row>
        <table:table-row table:style-name="TableLine94336430353920">
          <table:table-cell table:style-name="Table1.A1" office:value-type="string">
            <text:p text:style-name="P15">ReceiverFWVersion</text:p>
          </table:table-cell>
          <table:table-cell table:style-name="Table1.A1" office:value-type="string">
            <text:p text:style-name="P15">String</text:p>
          </table:table-cell>
          <table:table-cell table:style-name="Table1.A1" office:value-type="string">
            <text:p text:style-name="P15">Receiver firmware version</text:p>
          </table:table-cell>
          <table:table-cell table:style-name="Table1.A1" office:value-type="string">
            <text:p text:style-name="P76">No</text:p>
          </table:table-cell>
        </table:table-row>
        <table:table-row table:style-name="TableLine94336430354832">
          <table:table-cell table:style-name="Table1.A1" office:value-type="string">
            <text:p text:style-name="P8">ReceiverCode</text:p>
          </table:table-cell>
          <table:table-cell table:style-name="Table1.A1" office:value-type="string">
            <text:p text:style-name="P8">String</text:p>
          </table:table-cell>
          <table:table-cell table:style-name="Table1.A1" office:value-type="string">
            <text:p text:style-name="P8">Receiver identifier</text:p>
          </table:table-cell>
          <table:table-cell table:style-name="Table1.A1" office:value-type="string">
            <text:p text:style-name="P15">Yes</text:p>
          </table:table-cell>
        </table:table-row>
        <table:table-row table:style-name="TableLine94336430355792">
          <table:table-cell table:style-name="Table1.A1" office:value-type="string">
            <text:p text:style-name="P21">ReceiverIdNum</text:p>
          </table:table-cell>
          <table:table-cell table:style-name="Table1.A1" office:value-type="string">
            <text:p text:style-name="P21">integer</text:p>
          </table:table-cell>
          <table:table-cell table:style-name="Table1.A1" office:value-type="string">
            <text:p text:style-name="P82">Receiver id number</text:p>
            <text:p text:style-name="P91"><text:span text:style-name="T41">(</text:span><text:span text:style-name="T39">N</text:span><text:span text:style-name="T41">ot internationally</text:span><text:span text:style-name="T39">/interagency</text:span><text:span text:style-name="T41"> coordinated</text:span><text:span text:style-name="T39">.</text:span><text:span text:style-name="T41"> </text:span><text:span text:style-name="T39">N</text:span><text:span text:style-name="T41">umbering should be </text:span><text:span text:style-name="T40">valid</text:span><text:span text:style-name="T41"> within the Agency that collected the data)</text:span></text:p>
          </table:table-cell>
          <table:table-cell table:style-name="Table1.A1" office:value-type="string">
            <text:p text:style-name="P81">No</text:p>
          </table:table-cell>
        </table:table-row>
        <table:table-row table:style-name="TableLine94336430356864">
          <table:table-cell table:style-name="Table1.A1" office:value-type="string">
            <text:p text:style-name="P8">ReceiverLonLat<text:span text:style-name="T12">Hgt</text:span></text:p>
          </table:table-cell>
          <table:table-cell table:style-name="Table1.A1" office:value-type="string">
            <text:p text:style-name="P8">float[<text:span text:style-name="T12">3</text:span>]</text:p>
          </table:table-cell>
          <table:table-cell table:style-name="Table1.A1" office:value-type="string">
            <text:p text:style-name="P8">Approximate geographical (Latitude, Longitude<text:span text:style-name="T12">, Height</text:span>), in degrees<text:span text:style-name="T12">/degrees/meters</text:span>, of the receiver.</text:p>
            <text:p text:style-name="P30">Height is the height above the WGS-84 ellipsoid.</text:p>
            <text:p text:style-name="P30">If height is unknown, <text:span text:style-name="T21">it is set </text:span>to <text:span text:style-name="T21">NaN (</text:span>Not-a-Number<text:span text:style-name="T21">)</text:span>.</text:p>
          </table:table-cell>
          <table:table-cell table:style-name="Table1.A1" office:value-type="string">
            <text:p text:style-name="P30">Yes</text:p>
          </table:table-cell>
        </table:table-row>
        <table:table-row table:style-name="TableLine94336430357888">
          <table:table-cell table:style-name="Table1.A1" office:value-type="string">
            <text:p text:style-name="P17">ReceiverCoord</text:p>
          </table:table-cell>
          <table:table-cell table:style-name="Table1.A1" office:value-type="string">
            <text:p text:style-name="P17">float[3]</text:p>
          </table:table-cell>
          <table:table-cell table:style-name="Table1.A1" office:value-type="string">
            <text:p text:style-name="P17">Approximate geocentric coordinate (x, y, z) of the receiver.</text:p>
          </table:table-cell>
          <table:table-cell table:style-name="Table1.A1" office:value-type="string">
            <text:p text:style-name="P79">No</text:p>
          </table:table-cell>
        </table:table-row>
        <table:table-row table:style-name="TableLine94336430358960">
          <table:table-cell table:style-name="Table1.A1" office:value-type="string">
            <text:p text:style-name="P13">ReceiverSamplingRate</text:p>
          </table:table-cell>
          <table:table-cell table:style-name="Table1.A1" office:value-type="string">
            <text:p text:style-name="P13">float</text:p>
          </table:table-cell>
          <table:table-cell table:style-name="Table1.A1" office:value-type="string">
            <text:p text:style-name="P13">Raw sampling rate of the receiver, in Hz.</text:p>
          </table:table-cell>
          <table:table-cell table:style-name="Table1.A1" office:value-type="string">
            <text:p text:style-name="P15">Yes</text:p>
          </table:table-cell>
        </table:table-row>
        <table:table-row table:style-name="TableLine94336356452640">
          <table:table-cell table:style-name="Table1.A1" office:value-type="string">
            <text:p text:style-name="P6">AntennaType</text:p>
          </table:table-cell>
          <table:table-cell table:style-name="Table1.A1" office:value-type="string">
            <text:p text:style-name="P8">String</text:p>
          </table:table-cell>
          <table:table-cell table:style-name="Table1.A1" office:value-type="string">
            <text:p text:style-name="P6">Model name of antenna</text:p>
          </table:table-cell>
          <table:table-cell table:style-name="Table1.A1" office:value-type="string">
            <text:p text:style-name="P90">No<text:span text:style-name="T13">?/Yes?</text:span></text:p>
          </table:table-cell>
        </table:table-row>
        <table:table-row table:style-name="TableLine94336356452640">
          <table:table-cell table:style-name="Table1.A1" office:value-type="string">
            <text:p text:style-name="P15">AntennaSerialNo</text:p>
          </table:table-cell>
          <table:table-cell table:style-name="Table1.A1" office:value-type="string">
            <text:p text:style-name="P15">String</text:p>
          </table:table-cell>
          <table:table-cell table:style-name="Table1.A1" office:value-type="string">
            <text:p text:style-name="P15">Serial number of antenna</text:p>
          </table:table-cell>
          <table:table-cell table:style-name="Table1.A1" office:value-type="string">
            <text:p text:style-name="P76">No</text:p>
          </table:table-cell>
        </table:table-row>
        <table:table-row table:style-name="TableLine94336356452640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Line94336356452640">
          <table:table-cell table:style-name="Table1.A1" table:number-columns-spanned="4" office:value-type="string">
            <text:p text:style-name="P70">File contents information</text:p>
          </table:table-cell>
          <table:covered-table-cell/>
          <table:covered-table-cell/>
          <table:covered-table-cell/>
        </table:table-row>
        <table:table-row table:style-name="TableLine94336356646640">
          <table:table-cell table:style-name="Table1.A1" office:value-type="string">
            <text:p text:style-name="P32">Constellations</text:p>
          </table:table-cell>
          <table:table-cell table:style-name="Table1.A1" office:value-type="string">
            <text:p text:style-name="P32">String[]</text:p>
          </table:table-cell>
          <table:table-cell table:style-name="Table1.A1" office:value-type="string">
            <text:p text:style-name="P32">An array<text:span text:style-name="T20"> of strings</text:span> <text:span text:style-name="T14">specifying which constellations are allowed in this file. (i.e. other constellation are excluded)</text:span></text:p>
            <text:p text:style-name="P34">'G' = GPS</text:p>
            <text:p text:style-name="P34">'E' = Galileo</text:p>
            <text:p text:style-name="P34">'R' = GLONASS</text:p>
            <text:p text:style-name="P34">'C' = BeiDou</text:p>
            <text:p text:style-name="P34">'S' = SBAS</text:p>
            <text:p text:style-name="P34">'J' = QZSS</text:p>
            <text:p text:style-name="P34">'I' = IRNSS</text:p>
            <text:p text:style-name="P33"/>
          </table:table-cell>
          <table:table-cell table:style-name="Table1.A1" office:value-type="string">
            <text:p text:style-name="P78">No</text:p>
          </table:table-cell>
        </table:table-row>
        <table:table-row table:style-name="TableLine94336356646640">
          <table:table-cell table:style-name="Table1.A1" office:value-type="string">
            <text:p text:style-name="P85">SignalStatement</text:p>
          </table:table-cell>
          <table:table-cell table:style-name="Table1.A1" office:value-type="string">
            <text:p text:style-name="P85">String</text:p>
          </table:table-cell>
          <table:table-cell table:style-name="Table1.A1" office:value-type="string">
            <text:p text:style-name="P86">A textual description defining what is used as "signal 1", "signal 2" and "signal 3" in this file.</text:p>
            <text:p text:style-name="P88"><text:span text:style-name="T34">Not </text:span><text:span text:style-name="T35">mandatory</text:span><text:span text:style-name="T34">, but recommended.</text:span></text:p>
            <text:p text:style-name="P86"><text:span text:style-name="T33">For example:</text:span></text:p>
            <text:p text:style-name="P92"><text:soft-page-break/>"Sig1" means L1CA for GPS/GLONASS/SBAS/QZSS, L1BC for GALILEO, B1 for COMPASS.</text:p>
            <text:p text:style-name="P92">"Sig2" means L2C for GPS/GLONASS/QZSS, E5a for GALILEO, L5 for SBAS, B2 for COMPASS.</text:p>
            <text:p text:style-name="P92">"Sig3" means L5 for GPS/QZSS or E5b for GALILEO.</text:p>
          </table:table-cell>
          <table:table-cell table:style-name="Table1.A1" office:value-type="string">
            <text:p text:style-name="P87">No</text:p>
          </table:table-cell>
        </table:table-row>
        <table:table-row table:style-name="TableLine94336356463312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76"/>
          </table:table-cell>
        </table:table-row>
        <table:table-row table:style-name="TableLine94336356464384">
          <table:table-cell table:style-name="Table1.A1" table:number-columns-spanned="4" office:value-type="string">
            <text:p text:style-name="P70">Processing information</text:p>
          </table:table-cell>
          <table:covered-table-cell/>
          <table:covered-table-cell/>
          <table:covered-table-cell/>
        </table:table-row>
        <table:table-row table:style-name="TableLine94336356465456">
          <table:table-cell table:style-name="Table1.A1" office:value-type="string">
            <text:p text:style-name="P8">PhaseHighPassFilterFreqCutoff</text:p>
          </table:table-cell>
          <table:table-cell table:style-name="Table1.A1" office:value-type="string">
            <text:p text:style-name="P8">float</text:p>
          </table:table-cell>
          <table:table-cell table:style-name="Table1.A1" office:value-type="string">
            <text:p text:style-name="P8">Cutoff frequency of the high-pass filter used for the phase index computation</text:p>
          </table:table-cell>
          <table:table-cell table:style-name="Table1.A1" office:value-type="string">
            <text:p text:style-name="P20">Yes</text:p>
          </table:table-cell>
        </table:table-row>
        <table:table-row table:style-name="TableLine94336356466528">
          <table:table-cell table:style-name="Table1.A1" office:value-type="string">
            <text:p text:style-name="P8">PhaseHighPassFilterType</text:p>
          </table:table-cell>
          <table:table-cell table:style-name="Table1.A1" office:value-type="string">
            <text:p text:style-name="P8">String</text:p>
          </table:table-cell>
          <table:table-cell table:style-name="Table1.A1" office:value-type="string">
            <text:p text:style-name="P11"><text:span text:style-name="T3">Short description of the type of filter used for the high-pass filtering of phase. (e.g. </text:span>"6th order Butterworth"<text:span text:style-name="T3">)</text:span></text:p>
          </table:table-cell>
          <table:table-cell table:style-name="Table1.A1" office:value-type="string">
            <text:p text:style-name="P20">Yes</text:p>
          </table:table-cell>
        </table:table-row>
        <table:table-row table:style-name="TableLine94336356467600">
          <table:table-cell table:style-name="Table1.A1" office:value-type="string">
            <text:p text:style-name="P32">ElevationCutoff</text:p>
          </table:table-cell>
          <table:table-cell table:style-name="Table1.A1" office:value-type="string">
            <text:p text:style-name="P32">float</text:p>
          </table:table-cell>
          <table:table-cell table:style-name="Table1.A1" office:value-type="string">
            <text:p text:style-name="P32">Elevation mask [degrees]. All data below this elevation has been excluded from the file.</text:p>
          </table:table-cell>
          <table:table-cell table:style-name="Table1.A1" office:value-type="string">
            <text:p text:style-name="P32">Yes</text:p>
          </table:table-cell>
        </table:table-row>
        <table:table-row table:style-name="TableLine9433635646867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0"/>
          </table:table-cell>
        </table:table-row>
        <table:table-row table:style-name="TableLine94336356468672">
          <table:table-cell table:style-name="Table1.A1" table:number-columns-spanned="4" office:value-type="string">
            <text:p text:style-name="P70">Administrative information</text:p>
          </table:table-cell>
          <table:covered-table-cell/>
          <table:covered-table-cell/>
          <table:covered-table-cell/>
        </table:table-row>
        <table:table-row table:style-name="TableLine94336356469744">
          <table:table-cell table:style-name="Table1.A1" office:value-type="string">
            <text:p text:style-name="P12">Agency</text:p>
          </table:table-cell>
          <table:table-cell table:style-name="Table1.A1" office:value-type="string">
            <text:p text:style-name="P12">String</text:p>
          </table:table-cell>
          <table:table-cell table:style-name="Table1.A1" office:value-type="string">
            <text:p text:style-name="P12">Agency/Organization/Other that collected the data.</text:p>
          </table:table-cell>
          <table:table-cell table:style-name="Table1.A1" office:value-type="string">
            <text:p text:style-name="P75">No</text:p>
          </table:table-cell>
        </table:table-row>
        <table:table-row table:style-name="TableLine94336356470816">
          <table:table-cell table:style-name="Table1.A1" office:value-type="string">
            <text:p text:style-name="P12">Country</text:p>
          </table:table-cell>
          <table:table-cell table:style-name="Table1.A1" office:value-type="string">
            <text:p text:style-name="P12">String</text:p>
          </table:table-cell>
          <table:table-cell table:style-name="Table1.A1" office:value-type="string">
            <text:p text:style-name="P12">Country code for the agency that collected the data, using the standard ISO 3166-1 alpha-3</text:p>
          </table:table-cell>
          <table:table-cell table:style-name="Table1.A1" office:value-type="string">
            <text:p text:style-name="P75">No</text:p>
          </table:table-cell>
        </table:table-row>
        <table:table-row table:style-name="TableLine94336356471888">
          <table:table-cell table:style-name="Table1.A1" office:value-type="string">
            <text:p text:style-name="P31">Contact</text:p>
          </table:table-cell>
          <table:table-cell table:style-name="Table1.A1" office:value-type="string">
            <text:p text:style-name="P31">String</text:p>
          </table:table-cell>
          <table:table-cell table:style-name="Table1.A1" office:value-type="string">
            <text:p text:style-name="P31">Contact email address</text:p>
          </table:table-cell>
          <table:table-cell table:style-name="Table1.A1" office:value-type="string">
            <text:p text:style-name="P74">No</text:p>
          </table:table-cell>
        </table:table-row>
        <table:table-row table:style-name="TableLine9433644580275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</table:table-row>
        <table:table-row table:style-name="TableLine94336445803824">
          <table:table-cell table:style-name="Table1.A1" office:value-type="string">
            <text:p text:style-name="P18">DOI</text:p>
          </table:table-cell>
          <table:table-cell table:style-name="Table1.A1" office:value-type="string">
            <text:p text:style-name="P18">String</text:p>
          </table:table-cell>
          <table:table-cell table:style-name="Table1.A1" office:value-type="string">
            <text:p text:style-name="P19"><text:span text:style-name="T5">Digital Object Identifier (DOI</text:span><text:span text:style-name="T6">) for data citation</text:span></text:p>
          </table:table-cell>
          <table:table-cell table:style-name="Table1.A1" office:value-type="string">
            <text:p text:style-name="P73">No</text:p>
          </table:table-cell>
        </table:table-row>
        <table:table-row table:style-name="TableLine94336445804896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</table:table-row>
        <table:table-row table:style-name="TableLine94336445805968">
          <table:table-cell table:style-name="Table1.A1" office:value-type="string">
            <text:p text:style-name="P14">Comment</text:p>
          </table:table-cell>
          <table:table-cell table:style-name="Table1.A1" office:value-type="string">
            <text:p text:style-name="P14">String</text:p>
          </table:table-cell>
          <table:table-cell table:style-name="Table1.A1" office:value-type="string">
            <text:p text:style-name="P14">Any additional information that does not fit into the other fields.</text:p>
          </table:table-cell>
          <table:table-cell table:style-name="Table1.A1" office:value-type="string">
            <text:p text:style-name="P72">No</text:p>
          </table:table-cell>
        </table:table-row>
        <table:table-row table:style-name="TableLine9433644580704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433644580811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433644580918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433644581025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6"/>
      <text:p text:style-name="P4"/>
      <text:h text:style-name="Heading_20_1" text:outline-level="1">Data:</text:h>
      <text:p text:style-name="P23">Data are organized as separate <text:span text:style-name="T15">datasets containing </text:span>1D arrays in time.</text:p>
      <text:p text:style-name="P23">All arrays are of the same length, such that all data at the same index are associated.</text:p>
      <text:p text:style-name="P23">The file does not need to contain all types of data.</text:p>
      <text:p text:style-name="P84"><text:span text:style-name="T31">In fact, none of the scintillation data types are mandatory, but we recommend </text:span><text:span text:style-name="T32">providing</text:span><text:span text:style-name="T31"> at least the main scintillation index parameters ("S4s1" and "Phi60s1").</text:span></text:p>
      <text:p text:style-name="P23"/>
      <text:p text:style-name="P89"><text:span text:style-name="T16">TODO: Need to write something about dimension.</text:span><text:span text:style-name="T18"> But first, I need to </text:span><text:span text:style-name="T19">check </text:span><text:span text:style-name="T18">the details.</text:span></text:p>
      <text:p text:style-name="P40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36482369312">
          <table:table-cell table:style-name="Table3.A1" office:value-type="string">
            <text:p text:style-name="P44">Name</text:p>
          </table:table-cell>
          <table:table-cell table:style-name="Table3.A1" office:value-type="string">
            <text:p text:style-name="P46">Type</text:p>
          </table:table-cell>
          <table:table-cell table:style-name="Table3.A1" office:value-type="string">
            <text:p text:style-name="P44">Description</text:p>
          </table:table-cell>
          <table:table-cell table:style-name="Table3.A1" office:value-type="string">
            <text:p text:style-name="P44">Mandatory?</text:p>
          </table:table-cell>
        </table:table-row>
        <table:table-row table:style-name="TableLine94336524019968">
          <table:table-cell table:style-name="Table3.A1" table:number-columns-spanned="4" office:value-type="string">
            <text:p text:style-name="P68">Time parameters</text:p>
          </table:table-cell>
          <table:covered-table-cell/>
          <table:covered-table-cell/>
          <table:covered-table-cell/>
        </table:table-row>
        <table:table-row table:style-name="TableLine94336524019968">
          <table:table-cell table:style-name="Table3.A1" office:value-type="string">
            <text:p text:style-name="P23">GPSWeek</text:p>
          </table:table-cell>
          <table:table-cell table:style-name="Table3.A1" office:value-type="string">
            <text:p text:style-name="P23">integer<text:span text:style-name="T8">[]</text:span></text:p>
          </table:table-cell>
          <table:table-cell table:style-name="Table3.A1" office:value-type="string">
            <text:p text:style-name="P23">GPS week</text:p>
          </table:table-cell>
          <table:table-cell table:style-name="Table3.A1" office:value-type="string">
            <text:p text:style-name="P54">No</text:p>
          </table:table-cell>
        </table:table-row>
        <text:soft-page-break/>
        <table:table-row table:style-name="TableLine94336525253616">
          <table:table-cell table:style-name="Table3.A1" office:value-type="string">
            <text:p text:style-name="P53">TOW</text:p>
          </table:table-cell>
          <table:table-cell table:style-name="Table3.A1" office:value-type="string">
            <text:p text:style-name="P53">integer[]</text:p>
          </table:table-cell>
          <table:table-cell table:style-name="Table3.A1" office:value-type="string">
            <text:p text:style-name="P53">GPS second-of-week</text:p>
          </table:table-cell>
          <table:table-cell table:style-name="Table3.A1" office:value-type="string">
            <text:p text:style-name="P54">No</text:p>
          </table:table-cell>
        </table:table-row>
        <table:table-row table:style-name="TableLine94336480837632">
          <table:table-cell table:style-name="Table3.A1" office:value-type="string">
            <text:p text:style-name="P56">UNIXtime</text:p>
          </table:table-cell>
          <table:table-cell table:style-name="Table3.A1" office:value-type="string">
            <text:p text:style-name="P58">integer[]</text:p>
          </table:table-cell>
          <table:table-cell table:style-name="Table3.A1" office:value-type="string">
            <text:p text:style-name="P57">Seconds since Jan 01 1970. (UTC)</text:p>
          </table:table-cell>
          <table:table-cell table:style-name="Table3.A1" office:value-type="string">
            <text:p text:style-name="P53">Yes</text:p>
          </table:table-cell>
        </table:table-row>
        <table:table-row table:style-name="TableLine94336480684720"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1"/>
          </table:table-cell>
        </table:table-row>
        <table:table-row table:style-name="TableLine94336503594608">
          <table:table-cell table:style-name="Table3.A1" table:number-columns-spanned="4" office:value-type="string">
            <text:p text:style-name="P68">Satellite parameters</text:p>
          </table:table-cell>
          <table:covered-table-cell/>
          <table:covered-table-cell/>
          <table:covered-table-cell/>
        </table:table-row>
        <table:table-row table:style-name="TableLine94336445702400">
          <table:table-cell table:style-name="Table3.A1" office:value-type="string">
            <text:p text:style-name="P59">SVID</text:p>
          </table:table-cell>
          <table:table-cell table:style-name="Table3.A1" office:value-type="string">
            <text:p text:style-name="P59">integer<text:span text:style-name="T8">[]</text:span></text:p>
          </table:table-cell>
          <table:table-cell table:style-name="Table3.A1" office:value-type="string">
            <text:p text:style-name="P59">Satellite identifier. See separate section for full description.</text:p>
          </table:table-cell>
          <table:table-cell table:style-name="Table3.A1" office:value-type="string">
            <text:p text:style-name="P59">Yes</text:p>
          </table:table-cell>
        </table:table-row>
        <table:table-row table:style-name="TableLine94336503159456">
          <table:table-cell table:style-name="Table3.A1" office:value-type="string">
            <text:p text:style-name="P62">Azimuth</text:p>
          </table:table-cell>
          <table:table-cell table:style-name="Table3.A1" office:value-type="string">
            <text:p text:style-name="P62">float[]</text:p>
          </table:table-cell>
          <table:table-cell table:style-name="Table3.A1" office:value-type="string">
            <text:p text:style-name="P61">Azimuth of satellite [degrees]</text:p>
          </table:table-cell>
          <table:table-cell table:style-name="Table3.A1" office:value-type="string">
            <text:p text:style-name="P62">Yes</text:p>
          </table:table-cell>
        </table:table-row>
        <table:table-row table:style-name="TableLine94336525361920">
          <table:table-cell table:style-name="Table3.A1" office:value-type="string">
            <text:p text:style-name="P62">Elevation</text:p>
          </table:table-cell>
          <table:table-cell table:style-name="Table3.A1" office:value-type="string">
            <text:p text:style-name="P62">float[]</text:p>
          </table:table-cell>
          <table:table-cell table:style-name="Table3.A1" office:value-type="string">
            <text:p text:style-name="P61"><text:span text:style-name="T8">Elevation </text:span><text:span text:style-name="T4">of satellite [degrees]</text:span></text:p>
          </table:table-cell>
          <table:table-cell table:style-name="Table3.A1" office:value-type="string">
            <text:p text:style-name="P62">Yes</text:p>
          </table:table-cell>
        </table:table-row>
        <table:table-row table:style-name="TableLine94336525361920"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61"/>
          </table:table-cell>
          <table:table-cell table:style-name="Table3.A1" office:value-type="string">
            <text:p text:style-name="P62"/>
          </table:table-cell>
        </table:table-row>
        <table:table-row table:style-name="TableLine94336524299568">
          <table:table-cell table:style-name="Table3.A1" table:number-columns-spanned="4" office:value-type="string">
            <text:p text:style-name="P69"><text:span text:style-name="T23">Septentrio-specific parameters</text:span></text:p>
          </table:table-cell>
          <table:covered-table-cell/>
          <table:covered-table-cell/>
          <table:covered-table-cell/>
        </table:table-row>
        <table:table-row table:style-name="TableLine94336524242336">
          <table:table-cell table:style-name="Table3.A1" office:value-type="string">
            <text:p text:style-name="P93"><text:span text:style-name="T30">Sept_</text:span>Rxstate</text:p>
          </table:table-cell>
          <table:table-cell table:style-name="Table3.A1" office:value-type="string">
            <text:p text:style-name="P60"><text:span text:style-name="T37">?</text:span><text:span text:style-name="T38">integer</text:span><text:span text:style-name="T37">?</text:span><text:span text:style-name="T8">[]</text:span></text:p>
          </table:table-cell>
          <table:table-cell table:style-name="Table3.A1" office:value-type="string">
            <text:p text:style-name="P93">Value of the RxState field of the ReceiverStatus SBF block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524242336">
          <table:table-cell table:style-name="Table3.A1" office:value-type="string">
            <text:p text:style-name="P102"><text:span text:style-name="T26">Sept_</text:span><text:span text:style-name="T27">sbf2ismr</text:span><text:span text:style-name="T24">ver</text:span><text:span text:style-name="T27">sion</text:span></text:p>
          </table:table-cell>
          <table:table-cell table:style-name="Table3.A1" office:value-type="string">
            <text:p text:style-name="P71"><text:span text:style-name="T36">?</text:span><text:span text:style-name="T37">integer?</text:span><text:span text:style-name="T8">[]</text:span></text:p>
          </table:table-cell>
          <table:table-cell table:style-name="Table3.A1" office:value-type="string">
            <text:p text:style-name="P102"><text:span text:style-name="T25">sbf2ismr</text:span><text:span text:style-name="T24"> version number</text:span>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524242336"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51"/>
          </table:table-cell>
        </table:table-row>
        <table:table-row table:style-name="TableLine94336524242336">
          <table:table-cell table:style-name="Table3.A1" table:number-columns-spanned="4" office:value-type="string">
            <text:p text:style-name="P98">Data<text:span text:style-name="T28">, per signal (</text:span><text:span text:style-name="T29">#</text:span><text:span text:style-name="T28"> = 1, 2 or 3)</text:span></text:p>
          </table:table-cell>
          <table:covered-table-cell/>
          <table:covered-table-cell/>
          <table:covered-table-cell/>
        </table:table-row>
        <table:table-row table:style-name="TableLine94336481596704">
          <table:table-cell table:style-name="Table3.A1" office:value-type="string">
            <text:p text:style-name="P93">AvgCN0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Average signal 1 C/N0 over the last minute [dB-Hz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S4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Total S4 on signal <text:span text:style-name="T29">#</text:span>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S4cor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Correction to total S4 on signal <text:span text:style-name="T29">#</text:span>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Phi01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1-second phase sigma on signal <text:span text:style-name="T29">#</text:span> [radians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Phi03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3-second phase sigma on signal <text:span text:style-name="T29">#</text:span> [radians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Phi10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10-second phase sigma on signal <text:span text:style-name="T29">#</text:span> [radians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Phi30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30-second phase sigma on signal <text:span text:style-name="T29">#</text:span> [radians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Phi60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60-second phase sigma on signal <text:span text:style-name="T29">#</text:span> [radians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AvgCCD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Average code-carrier divergence for signal <text:span text:style-name="T29">#</text:span> [meters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SigmaCCD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Standard deviation of code-carrier divergence for signal <text:span text:style-name="T29">#</text:span> [meters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4">lockts<text:span text:style-name="T29">#</text:span></text:p>
          </table:table-cell>
          <table:table-cell table:style-name="Table3.A1" office:value-type="string">
            <text:p text:style-name="P64"><text:span text:style-name="T36">?</text:span><text:span text:style-name="T37">integer?</text:span>[]</text:p>
          </table:table-cell>
          <table:table-cell table:style-name="Table3.A1" office:value-type="string">
            <text:p text:style-name="P96">Signal lock time for signal <text:span text:style-name="T29">#</text:span> [seconds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5">SI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SI index on signal <text:span text:style-name="T29">#</text:span>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5">SInum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Numerator of SI index on signal <text:span text:style-name="T29">#</text:span>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5">p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Spectral slope for detrended phase in the 0.1 to 25 Hz range for signal <text:span text:style-name="T29">#</text:span>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5">Ts<text:span text:style-name="T29">#</text:span>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6">Phase power spectral density at 1 Hz on signal <text:span text:style-name="T29">#</text:span> [rad^2/Hz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100">pl<text:span text:style-name="T43">ow</text:span>s<text:span text:style-name="T29">#</text:span></text:p>
          </table:table-cell>
          <table:table-cell table:style-name="Table3.A1" office:value-type="string">
            <text:p text:style-name="P66">float[]</text:p>
          </table:table-cell>
          <table:table-cell table:style-name="Table3.A1" office:value-type="string">
            <text:p text:style-name="P97"><text:span text:style-name="T42">S</text:span>pectral slope <text:span text:style-name="T42">for detrended phase </text:span>in the 0.1 to 8 Hz range<text:span text:style-name="T42"> for signal </text:span><text:span text:style-name="T29">#</text:span>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100">pm<text:span text:style-name="T43">id</text:span>s<text:span text:style-name="T29">#</text:span></text:p>
          </table:table-cell>
          <table:table-cell table:style-name="Table3.A1" office:value-type="string">
            <text:p text:style-name="P66">float[]</text:p>
          </table:table-cell>
          <table:table-cell table:style-name="Table3.A1" office:value-type="string">
            <text:p text:style-name="P97"><text:span text:style-name="T42">S</text:span>pectral slope <text:span text:style-name="T42">for detrended phase </text:span>in the <text:span text:style-name="T42">8 </text:span>to <text:span text:style-name="T42">16</text:span> Hz range<text:span text:style-name="T42"> for signal </text:span><text:span text:style-name="T29">#</text:span>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100">ph<text:span text:style-name="T43">igh</text:span>s<text:span text:style-name="T29">#</text:span></text:p>
          </table:table-cell>
          <table:table-cell table:style-name="Table3.A1" office:value-type="string">
            <text:p text:style-name="P66">float[]</text:p>
          </table:table-cell>
          <table:table-cell table:style-name="Table3.A1" office:value-type="string">
            <text:p text:style-name="P97"><text:span text:style-name="T42">S</text:span>pectral slope <text:span text:style-name="T42">for detrended phase </text:span>in the <text:span text:style-name="T42">16</text:span> to <text:span text:style-name="T42">25</text:span> Hz range<text:span text:style-name="T42"> for signal </text:span><text:span text:style-name="T29">#</text:span>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51"/>
          </table:table-cell>
        </table:table-row>
        <table:table-row table:style-name="TableLine94336481596704">
          <table:table-cell table:style-name="Table3.A1" table:number-columns-spanned="4" office:value-type="string">
            <text:p text:style-name="P99">Data, from signal combinations</text:p>
          </table:table-cell>
          <table:covered-table-cell/>
          <table:covered-table-cell/>
          <table:covered-table-cell/>
        </table:table-row>
        <table:table-row table:style-name="TableLine94336481596704">
          <table:table-cell table:style-name="Table3.A1" office:value-type="string">
            <text:p text:style-name="P93">TEC45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TEC at TOW-45 sec, with calibration [TECU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>dTEC6045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dTEC from TOW-60 to TOW-45 [TECU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>TEC30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TEC at TOW-30 sec, with calibration [TECU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>dTEC4530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dTEC from TOW-45 to TOW-30 [TECU]</text:p>
          </table:table-cell>
          <table:table-cell table:style-name="Table3.A1" office:value-type="string">
            <text:p text:style-name="P55">No</text:p>
          </table:table-cell>
        </table:table-row>
        <text:soft-page-break/>
        <table:table-row table:style-name="TableLine94336481596704">
          <table:table-cell table:style-name="Table3.A1" office:value-type="string">
            <text:p text:style-name="P93">TEC15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TEC at TOW-15 sec, with calibration [TECU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>dTEC3015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dTEC from TOW-30 to TOW-15 [TECU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>TECtow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TEC at TOW, with calibration [TECU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>dTEC15tow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dTEC from TOW-15 to TOW [TECU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>locktTEC</text:p>
          </table:table-cell>
          <table:table-cell table:style-name="Table3.A1" office:value-type="string">
            <text:p text:style-name="P65"><text:span text:style-name="T36">?</text:span><text:span text:style-name="T37">integer?</text:span>[]</text:p>
          </table:table-cell>
          <table:table-cell table:style-name="Table3.A1" office:value-type="string">
            <text:p text:style-name="P93">Lock time on second frequency used for TEC computation [seconds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>CN0TEC</text:p>
          </table:table-cell>
          <table:table-cell table:style-name="Table3.A1" office:value-type="string">
            <text:p text:style-name="P63">float[]</text:p>
          </table:table-cell>
          <table:table-cell table:style-name="Table3.A1" office:value-type="string">
            <text:p text:style-name="P93">Average C/N0 of second frequency used for TEC computation [dB-Hz]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101">ROTIFullHz</text:p>
          </table:table-cell>
          <table:table-cell table:style-name="Table3.A1" office:value-type="string">
            <text:p text:style-name="P67">float[]</text:p>
          </table:table-cell>
          <table:table-cell table:style-name="Table3.A1" office:value-type="string">
            <text:p text:style-name="P101">Rate-of-TEC index, based on full time resolution signal 1 and signal 2.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101">ROTI1Hz</text:p>
          </table:table-cell>
          <table:table-cell table:style-name="Table3.A1" office:value-type="string">
            <text:p text:style-name="P67">float[]</text:p>
          </table:table-cell>
          <table:table-cell table:style-name="Table3.A1" office:value-type="string">
            <text:p text:style-name="P101">Rate-of-TEC index, based on signal 1 and signal 2 decimated to 1 Hz resolution.</text:p>
          </table:table-cell>
          <table:table-cell table:style-name="Table3.A1" office:value-type="string">
            <text:p text:style-name="P55">No</text:p>
          </table:table-cell>
        </table:table-row>
        <table:table-row table:style-name="TableLine94336481596704"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51"/>
          </table:table-cell>
        </table:table-row>
        <table:table-row table:style-name="TableLine94336481596704"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51"/>
          </table:table-cell>
        </table:table-row>
        <table:table-row table:style-name="TableLine94336481596704"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51"/>
          </table:table-cell>
        </table:table-row>
        <table:table-row table:style-name="TableLine94336481596704"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51"/>
          </table:table-cell>
        </table:table-row>
        <table:table-row table:style-name="TableLine94336481596704"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51"/>
          </table:table-cell>
        </table:table-row>
      </table:table>
      <text:p text:style-name="P51"/>
      <text:p text:style-name="P38"/>
      <text:p text:style-name="P38">Attributes associated with each dataset: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36356311552">
          <table:table-cell table:style-name="Table2.A1" office:value-type="string">
            <text:p text:style-name="P45">Name</text:p>
          </table:table-cell>
          <table:table-cell table:style-name="Table2.A1" office:value-type="string">
            <text:p text:style-name="P36">Type</text:p>
          </table:table-cell>
          <table:table-cell table:style-name="Table2.A1" office:value-type="string">
            <text:p text:style-name="P45">Description</text:p>
          </table:table-cell>
          <table:table-cell table:style-name="Table2.A1" office:value-type="string">
            <text:p text:style-name="P45">Mandatory?</text:p>
          </table:table-cell>
        </table:table-row>
        <table:table-row table:style-name="TableLine94336355836432">
          <table:table-cell table:style-name="Table2.A1" office:value-type="string">
            <text:p text:style-name="P40">Description</text:p>
          </table:table-cell>
          <table:table-cell table:style-name="Table2.A1" office:value-type="string">
            <text:p text:style-name="P40">String</text:p>
          </table:table-cell>
          <table:table-cell table:style-name="Table2.A1" office:value-type="string">
            <text:p text:style-name="P41"><text:span text:style-name="T16">A short textual description of the variable contained in the dataset. E.g.: </text:span></text:p>
            <text:p text:style-name="P41">"<text:span text:style-name="T17">60-second phase sigma on signal 1</text:span>"</text:p>
          </table:table-cell>
          <table:table-cell table:style-name="Table2.A1" office:value-type="string">
            <text:p text:style-name="P40">Yes</text:p>
          </table:table-cell>
        </table:table-row>
        <table:table-row table:style-name="TableLine94336355837072">
          <table:table-cell table:style-name="Table2.A1" office:value-type="string">
            <text:p text:style-name="P40">Unit</text:p>
          </table:table-cell>
          <table:table-cell table:style-name="Table2.A1" office:value-type="string">
            <text:p text:style-name="P40">String</text:p>
          </table:table-cell>
          <table:table-cell table:style-name="Table2.A1" office:value-type="string">
            <text:p text:style-name="P40">The physical unit of the dataset.</text:p>
            <text:p text:style-name="P40">Can be omitted for datasets that do not have a physical unit.</text:p>
            <text:p text:style-name="P40">E.g: "<text:span text:style-name="T17">radians</text:span>"</text:p>
          </table:table-cell>
          <table:table-cell table:style-name="Table2.A1" office:value-type="string">
            <text:p text:style-name="P83">No</text:p>
          </table:table-cell>
        </table:table-row>
        <table:table-row table:style-name="TableLine94336355837984"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16"/>
          </table:table-cell>
        </table:table-row>
        <table:table-row table:style-name="TableLine9433635583894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Line94336355840096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Line9433635584112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Line94336355842192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p text:style-name="P5"/>
      <text:h text:style-name="Heading_20_1" text:outline-level="1">File Structure:</text:h>
      <text:p text:style-name="P6">[drawing of structure]</text:p>
      <text:p text:style-name="P37">text...</text:p>
      <text:p text:style-name="P6"/>
      <text:p text:style-name="P6"/>
      <text:p text:style-name="P6"/>
      <text:h text:style-name="Heading_20_1" text:outline-level="1">SVID:</text:h>
      <text:p text:style-name="P37">Copy from table in septentrio doc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3" meta:image-count="0" meta:object-count="0" meta:page-count="5" meta:paragraph-count="314" meta:word-count="1110" meta:character-count="6921" meta:non-whitespace-character-count="6121"/>
  </office:meta>
</office:document-meta>
</file>